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Hello World!</text:p>
          </table:table-cell>
          <table:table-cell table:number-columns-repeated="254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21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21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21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creation-date>0001-01-01T12:00:00</meta:creation-date>
    <dc:date>0001-01-01T12:00:00</dc:date>
    <meta:print-date>0001-01-01T12:00:00</meta:print-date>
  </office:meta>
</office:document-meta>
</file>